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strangelo Nisibin" svg:font-family="'Estrangelo Nisibin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17.401cm" style:use-optimal-column-width="false"/>
    </style:style>
    <style:style style:name="co2" style:family="table-column">
      <style:table-column-properties style:column-width="17.491cm" style:use-optimal-column-width="false"/>
    </style:style>
    <style:style style:name="ro1" style:family="table-row">
      <style:table-row-properties style:row-height="0.943cm"/>
    </style:style>
    <style:style style:name="ro2" style:family="table-row">
      <style:table-row-properties style:row-height="1.84cm"/>
    </style:style>
    <style:style style:name="ro3" style:family="table-row">
      <style:table-row-properties style:row-height="2.977cm"/>
    </style:style>
    <style:style style:name="ro4" style:family="table-row">
      <style:table-row-properties style:row-height="0.957cm"/>
    </style:style>
    <style:style style:name="ro5" style:family="table-row">
      <style:table-row-properties style:row-height="0.778cm"/>
    </style:style>
    <style:style style:name="ro6" style:family="table-row">
      <style:table-row-properties style:row-height="0.902cm"/>
    </style:style>
    <style:style style:name="ce1" style:family="table-cell">
      <loext:graphic-properties draw:fill="gradient" draw:fill-gradient-name="Tango_20_Green" style:repeat="repeat" draw:textarea-vertical-align="middle"/>
      <style:paragraph-properties fo:text-align="center" fo:border="1.42pt solid #00ccff"/>
      <style:text-properties style:font-name="Estrangelo Nisibin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gradient" draw:fill-gradient-name="Tango_20_Green" style:repeat="repeat" draw:textarea-vertical-align="middle"/>
      <style:paragraph-properties fo:border="1.42pt solid #00ccff"/>
      <style:text-properties style:font-name="Estrangelo Nisibin" fo:font-size="18pt" style:font-size-asian="18pt" style:font-size-complex="18pt"/>
    </style:style>
    <style:style style:name="ce3" style:family="table-cell">
      <loext:graphic-properties draw:fill="gradient" draw:fill-gradient-name="Tango_20_Green" style:repeat="repeat" draw:textarea-vertical-align="middle"/>
      <style:paragraph-properties fo:border="1.42pt solid #00ccff"/>
      <style:text-properties style:font-name="Estrangelo Nisibin" fo:font-size="15pt" style:font-size-asian="15pt" style:font-size-complex="15pt"/>
    </style:style>
    <style:style style:name="P1" style:family="paragraph">
      <style:paragraph-properties fo:text-align="center"/>
    </style:style>
    <style:style style:name="T1" style:family="text">
      <style:text-properties style:font-name="Estrangelo Nisibin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Estrangelo Nisibin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7.4cm" svg:height="6.04cm" svg:x="1.649cm" svg:y="1.32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SendRecordedSoundTimerTask extends TimerTask</text:span></text:p>
              </table:table-cell>
            </table:table-row>
            <table:table-row table:style-name="ro2">
              <table:table-cell table:style-name="ce2">
                <text:p><text:span text:style-name="T2">- currentActivity : CallInSessionActivity</text:span></text:p>
                <text:p><text:span text:style-name="T2">- myInternalSendingRecordFile : File</text:span></text:p>
                <text:p><text:span text:style-name="T2">- flag : String</text:span></text:p>
              </table:table-cell>
            </table:table-row>
            <table:table-row table:style-name="ro3">
              <table:table-cell table:style-name="ce3">
                <text:p><text:span text:style-name="T2">+ getFlag() : String</text:span></text:p>
                <text:p><text:span text:style-name="T2">+ setFlag</text:span><text:span text:style-name="T2">( flag</text:span><text:span text:style-name="T2">: String )</text:span></text:p>
                <text:p><text:span text:style-name="T2">+ run()</text:span></text:p>
                <text:p><text:span text:style-name="T2">- doStartRecordingThings()</text:span></text:p>
                <text:p><text:span text:style-name="T2">- doStopRecordingAndSendRecord(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49cm" svg:height="2.691cm" svg:x="1.627cm" svg:y="8.172cm">
          <table:table table:template-name="default" table:use-first-row-styles="true" table:use-banding-rows-styles="true">
            <table:table-column table:style-name="co2"/>
            <table:table-row table:style-name="ro4">
              <table:table-cell table:style-name="ce1">
                <text:p text:style-name="P1"><text:span text:style-name="T1">SocketServerThread extends Thread</text:span></text:p>
              </table:table-cell>
            </table:table-row>
            <table:table-row table:style-name="ro5">
              <table:table-cell table:style-name="ce2">
                <text:p><text:span text:style-name="T2">- currentActivity : ReceiveCallActivity</text:span></text:p>
              </table:table-cell>
            </table:table-row>
            <table:table-row table:style-name="ro6">
              <table:table-cell table:style-name="ce3">
                <text:p><text:span text:style-name="T2">+ run()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strangelo Nisibin" svg:font-family="'Estrangelo Nisibin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30T15:46:08.711242703</meta:creation-date>
    <dc:date>2016-04-05T04:04:13.766557973</dc:date>
    <meta:editing-duration>PT1H20M37S</meta:editing-duration>
    <meta:editing-cycles>20</meta:editing-cycles>
    <meta:generator>LibreOffice/5.0.5.2$Linux_X86_64 LibreOffice_project/00m0$Build-2</meta:generator>
    <meta:document-statistic meta:object-count="2"/>
  </office:meta>
</office:document-meta>
</file>